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83cm" fo:min-width="5.215cm"/>
    </style:style>
    <style:style style:name="gr2" style:family="graphic" style:parent-style-name="standard">
      <style:graphic-properties draw:textarea-horizontal-align="justify" draw:textarea-vertical-align="middle" draw:auto-grow-height="false" fo:min-height="5.719cm" fo:min-width="5.215cm"/>
    </style:style>
    <style:style style:name="gr3" style:family="graphic" style:parent-style-name="standard">
      <style:graphic-properties draw:textarea-horizontal-align="justify" draw:textarea-vertical-align="middle" draw:auto-grow-height="false" fo:min-height="5.211cm" fo:min-width="5.088cm"/>
    </style:style>
    <style:style style:name="gr4" style:family="graphic" style:parent-style-name="standard">
      <style:graphic-properties draw:textarea-horizontal-align="justify" draw:textarea-vertical-align="middle" draw:auto-grow-height="false" fo:min-height="0.639cm" fo:min-width="5.215cm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5.215cm"/>
    </style:style>
    <style:style style:name="gr6" style:family="graphic" style:parent-style-name="standard">
      <style:graphic-properties draw:textarea-horizontal-align="justify" draw:textarea-vertical-align="middle" draw:auto-grow-height="false" fo:min-height="0.639cm" fo:min-width="5.088cm"/>
    </style:style>
    <style:style style:name="gr7" style:family="graphic" style:parent-style-name="standard">
      <style:graphic-properties svg:stroke-color="#3465a4" draw:marker-start="CF_20_Only_20_One" draw:marker-end="CF_20_Zero_20_Many" draw:textarea-vertical-align="middle"/>
    </style:style>
    <style:style style:name="gr8" style:family="graphic" style:parent-style-name="standard">
      <style:graphic-properties svg:stroke-color="#3465a4" draw:marker-start="CF_20_Zero_20_Many" draw:marker-end="CF_20_Only_20_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715cm" svg:height="5.08cm" svg:x="3.921cm" svg:y="6.842cm">
          <text:p text:style-name="P1">Truck ID</text:p>
          <text:p text:style-name="P1">Name</text:p>
          <text:p text:style-name="P1">Cuisine</text:p>
          <text:p text:style-name="P1">Owner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715cm" svg:height="5.969cm" svg:x="13.7cm" svg:y="12.303cm">
          <text:p text:style-name="P1">Location ID</text:p>
          <text:p text:style-name="P1">Name of Business</text:p>
          <text:p text:style-name="P1">Address</text:p>
          <text:p text:style-name="P1">Truck (FK)</text:p>
          <text:p text:style-name="P1">Schedule (FK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588cm" svg:height="5.461cm" svg:x="3.921cm" svg:y="17.256cm">
          <text:p text:style-name="P1">Schedule ID</text:p>
          <text:p text:style-name="P1">Truck – Location (FK)</text:p>
          <text:p text:style-name="P1">Day of Week</text:p>
          <text:p text:style-name="P1">Time of Da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0.889cm" svg:x="3.921cm" svg:y="5.572cm">
          <text:p text:style-name="P1">Truck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15cm" svg:height="1.016cm" svg:x="13.7cm" svg:y="10.906cm">
          <text:p text:style-name="P1">Loc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88cm" svg:height="0.889cm" svg:x="3.921cm" svg:y="16.24cm">
          <text:p text:style-name="P1">Schedul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636cm" svg:y1="9.382cm" svg:x2="13.519cm" svg:y2="13.553cm" draw:start-shape="id1" svg:d="M9636 9382h2192v4171h1691" svg:viewBox="0 0 3884 4172">
          <text:p/>
        </draw:connector>
        <draw:connector draw:style-name="gr8" draw:text-style-name="P1" draw:layer="layout" svg:x1="13.7cm" svg:y1="15.287cm" svg:x2="9.509cm" svg:y2="19.986cm" draw:start-shape="id2" draw:end-shape="id3" svg:d="M13700 15287h-1992v4699h-2199" svg:viewBox="0 0 4192 4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F_20_Only_20_One" draw:display-name="CF Only One" svg:viewBox="-19 -40 38 40" svg:d="M0 0h1v-40h-2v40zM1 0h-20v-2h20zM-1 0h20v-2h-20zM1-18h-20v-2h20zM-1-18h20v-2h-20z"/>
    <draw:marker draw:name="CF_20_Zero_20_Many" draw:display-name="CF Zero Many" svg:viewBox="-1500 -4500 3000 6001" svg:d="M-1500 0c0-276 63-511 201-749 138-240 310-411 549-550 239-138 474-201 750-201s511 63 750 201c239 139 411 310 549 549 138 240 201 474 201 750 0 277-63 511-201 750-138 240-310 411-549 550-239 138-474 201-750 201s-511-63-750-201c-239-139-411-310-549-549s-201-474-201-750zM-1350 0c0-248 57-459 181-674 124-216 279-370 494-495 215-124 426-181 675-181s460 57 675 181c215 125 370 279 494 494 124 216 181 427 181 675 0 249-57 460-181 675-124 216-279 370-494 495-215 124-426 181-675 181s-460-57-675-181c-215-125-370-279-494-494-124-216-181-427-181-675zM0-1500l1500-2789v-211h-114l-1286 2392v-2392h-200v2392l-1286-2392h-114v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13:12:29.541000000</meta:creation-date>
    <dc:date>2017-08-02T13:30:09.626000000</dc:date>
    <meta:editing-duration>PT17M40S</meta:editing-duration>
    <meta:editing-cycles>2</meta:editing-cycles>
    <meta:generator>LibreOffice/5.3.4.2$Windows_x86 LibreOffice_project/f82d347ccc0be322489bf7da61d7e4ad13fe2ff3</meta:generator>
    <meta:document-statistic meta:object-count="8"/>
  </office:meta>
</office:document-meta>
</file>